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5.036cm" fo:min-width="2.264cm"/>
    </style:style>
    <style:style style:name="gr2" style:family="graphic" style:parent-style-name="standard">
      <style:graphic-properties draw:textarea-horizontal-align="justify" draw:textarea-vertical-align="middle" draw:auto-grow-height="false" fo:min-height="0.075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.076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.764cm" svg:height="5.286cm" svg:x="8.063cm" svg:y="7.0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2" draw:text-style-name="P1" draw:layer="layout" svg:width="0.503cm" svg:height="0.459cm" svg:x="8.533cm" svg:y="7.29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1" draw:layer="layout" svg:width="0.503cm" svg:height="0.459cm" svg:x="8.533cm" svg:y="7.931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3" draw:text-style-name="P1" draw:layer="layout" svg:width="0.503cm" svg:height="0.46cm" svg:x="8.533cm" svg:y="8.56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3" draw:text-style-name="P1" draw:layer="layout" svg:width="0.503cm" svg:height="0.46cm" svg:x="8.533cm" svg:y="9.19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1" draw:layer="layout" svg:width="0.503cm" svg:height="0.459cm" svg:x="8.533cm" svg:y="9.831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3" draw:text-style-name="P1" draw:layer="layout" svg:width="0.503cm" svg:height="0.46cm" svg:x="8.533cm" svg:y="10.46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3" draw:text-style-name="P1" draw:layer="layout" svg:width="0.503cm" svg:height="0.46cm" svg:x="8.533cm" svg:y="11.09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1" draw:layer="layout" svg:width="0.503cm" svg:height="0.459cm" svg:x="9.919cm" svg:y="7.29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1" draw:layer="layout" svg:width="0.503cm" svg:height="0.459cm" svg:x="9.919cm" svg:y="7.931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3" draw:text-style-name="P1" draw:layer="layout" svg:width="0.503cm" svg:height="0.46cm" svg:x="9.919cm" svg:y="8.56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3" draw:text-style-name="P1" draw:layer="layout" svg:width="0.503cm" svg:height="0.46cm" svg:x="9.919cm" svg:y="9.19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1" draw:layer="layout" svg:width="0.503cm" svg:height="0.459cm" svg:x="9.919cm" svg:y="9.831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3" draw:text-style-name="P1" draw:layer="layout" svg:width="0.503cm" svg:height="0.46cm" svg:x="9.919cm" svg:y="10.46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3" draw:text-style-name="P1" draw:layer="layout" svg:width="0.503cm" svg:height="0.46cm" svg:x="9.919cm" svg:y="11.09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</draw:g>
        <draw:frame draw:style-name="gr4" draw:text-style-name="P2" draw:layer="layout" svg:width="2.157cm" svg:height="0.962cm" svg:x="6.434cm" svg:y="6.95cm">
          <draw:text-box>
            <text:p>R1----</text:p>
          </draw:text-box>
        </draw:frame>
        <draw:frame draw:style-name="gr4" draw:text-style-name="P2" draw:layer="layout" svg:width="2.123cm" svg:height="0.962cm" svg:x="6.435cm" svg:y="7.55cm">
          <draw:text-box>
            <text:p>B1----</text:p>
          </draw:text-box>
        </draw:frame>
        <draw:frame draw:style-name="gr4" draw:text-style-name="P2" draw:layer="layout" svg:width="2.157cm" svg:height="0.962cm" svg:x="6.435cm" svg:y="8.25cm">
          <draw:text-box>
            <text:p>R2----</text:p>
          </draw:text-box>
        </draw:frame>
        <draw:frame draw:style-name="gr4" draw:text-style-name="P2" draw:layer="layout" svg:width="2.123cm" svg:height="0.962cm" svg:x="6.435cm" svg:y="8.95cm">
          <draw:text-box>
            <text:p>B2----</text:p>
          </draw:text-box>
        </draw:frame>
        <draw:frame draw:style-name="gr4" draw:text-style-name="P2" draw:layer="layout" svg:width="2.195cm" svg:height="0.962cm" svg:x="6.435cm" svg:y="9.55cm">
          <draw:text-box>
            <text:p>A------</text:p>
          </draw:text-box>
        </draw:frame>
        <draw:frame draw:style-name="gr4" draw:text-style-name="P2" draw:layer="layout" svg:width="2.229cm" svg:height="0.962cm" svg:x="6.435cm" svg:y="10.15cm">
          <draw:text-box>
            <text:p>C------</text:p>
          </draw:text-box>
        </draw:frame>
        <draw:frame draw:style-name="gr4" draw:text-style-name="P2" draw:layer="layout" svg:width="2.157cm" svg:height="0.962cm" svg:x="6.435cm" svg:y="10.75cm">
          <draw:text-box>
            <text:p>CLK--</text:p>
          </draw:text-box>
        </draw:frame>
        <draw:frame draw:style-name="gr4" draw:text-style-name="P2" draw:layer="layout" svg:width="2.195cm" svg:height="0.962cm" svg:x="10.435cm" svg:y="6.95cm">
          <draw:text-box>
            <text:p>----G1</text:p>
          </draw:text-box>
        </draw:frame>
        <draw:frame draw:style-name="gr4" draw:text-style-name="P2" draw:layer="layout" svg:width="2.758cm" svg:height="0.962cm" svg:x="10.436cm" svg:y="7.65cm">
          <draw:text-box>
            <text:p>----GND</text:p>
          </draw:text-box>
        </draw:frame>
        <draw:frame draw:style-name="gr4" draw:text-style-name="P2" draw:layer="layout" svg:width="2.195cm" svg:height="0.962cm" svg:x="10.436cm" svg:y="8.25cm">
          <draw:text-box>
            <text:p>----G2</text:p>
          </draw:text-box>
        </draw:frame>
        <draw:frame draw:style-name="gr4" draw:text-style-name="P2" draw:layer="layout" svg:width="2.758cm" svg:height="0.962cm" svg:x="10.436cm" svg:y="8.95cm">
          <draw:text-box>
            <text:p>----GND</text:p>
          </draw:text-box>
        </draw:frame>
        <draw:frame draw:style-name="gr4" draw:text-style-name="P2" draw:layer="layout" svg:width="1.772cm" svg:height="0.962cm" svg:x="10.436cm" svg:y="9.55cm">
          <draw:text-box>
            <text:p>----B</text:p>
          </draw:text-box>
        </draw:frame>
        <draw:frame draw:style-name="gr4" draw:text-style-name="P2" draw:layer="layout" svg:width="1.806cm" svg:height="0.962cm" svg:x="10.436cm" svg:y="10.15cm">
          <draw:text-box>
            <text:p>----D</text:p>
          </draw:text-box>
        </draw:frame>
        <draw:frame draw:style-name="gr4" draw:text-style-name="P2" draw:layer="layout" svg:width="2.462cm" svg:height="0.962cm" svg:x="10.436cm" svg:y="10.75cm">
          <draw:text-box>
            <text:p>----LAT</text:p>
          </draw:text-box>
        </draw:frame>
        <draw:custom-shape draw:style-name="gr5" draw:text-style-name="P1" draw:layer="layout" svg:width="0.508cm" svg:height="0.508cm" svg:x="8.53cm" svg:y="11.6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4" draw:text-style-name="P2" draw:layer="layout" svg:width="2.056cm" svg:height="0.962cm" svg:x="6.436cm" svg:y="11.45cm">
          <draw:text-box>
            <text:p>OE---</text:p>
          </draw:text-box>
        </draw:frame>
        <draw:custom-shape draw:style-name="gr5" draw:text-style-name="P1" draw:layer="layout" svg:width="0.508cm" svg:height="0.508cm" svg:x="9.931cm" svg:y="11.671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4" draw:text-style-name="P2" draw:layer="layout" svg:width="2.758cm" svg:height="0.962cm" svg:x="10.437cm" svg:y="11.45cm">
          <draw:text-box>
            <text:p>----GND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fa" style:country-complex="IR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8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61cm" fo:margin-bottom="0cm" fo:text-indent="0cm"/>
      <style:text-properties fo:font-size="25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71cm" fo:margin-bottom="0cm" fo:text-indent="0cm"/>
      <style:text-properties fo:font-size="2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8cm" fo:margin-bottom="0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9.799999237060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Default" style:page-layout-name="PM1" draw:style-name="Mdp1">
      <draw:frame presentation:style-name="Default-title" draw:layer="backgroundobjects" svg:width="24.929cm" svg:height="3.172cm" svg:x="2.385cm" svg:y="1.757cm" presentation:class="title" presentation:placeholder="true">
        <draw:text-box/>
      </draw:frame>
      <draw:frame presentation:style-name="Default-outline1" draw:layer="backgroundobjects" svg:width="24.929cm" svg:height="11.019cm" svg:x="2.385cm" svg:y="5.446cm" presentation:class="outline" presentation:placeholder="true">
        <draw:text-box/>
      </draw:frame>
      <draw:frame presentation:style-name="Mpr1" draw:text-style-name="MP2" draw:layer="backgroundobjects" svg:width="6.453cm" svg:height="1.31cm" svg:x="2.385cm" svg:y="18.309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78cm" svg:height="1.31cm" svg:x="10.473cm" svg:y="18.309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453cm" svg:height="1.31cm" svg:x="20.86cm" svg:y="18.309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2T16:53:59.899804571</meta:creation-date>
    <dc:date>2016-07-02T17:30:54.862001175</dc:date>
    <meta:editing-duration>PT11M53S</meta:editing-duration>
    <meta:editing-cycles>2</meta:editing-cycles>
    <meta:generator>LibreOffice/5.0.6.3$Linux_X86_64 LibreOffice_project/00m0$Build-3</meta:generator>
    <meta:document-statistic meta:object-count="59"/>
  </office:meta>
</office:document-meta>
</file>